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111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92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111" office:value-type="string" calcext:value-type="string">
            <text:p>Stacking for TOKI 900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table:number-columns-repeated="2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102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102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 table:number-columns-repeated="4"/>
          <table:table-cell table:style-name="ce102" office:value-type="float" office:value="1929" calcext:value-type="float">
            <text:p>1929</text:p>
          </table:table-cell>
          <table:table-cell table:style-name="ce102"/>
          <table:table-cell table:style-name="ce102"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table:number-columns-repeated="1016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1014"/>
        </table:table-row>
        <table:table-row table:style-name="ro1">
          <table:table-cell table:style-name="ce102" office:value-type="string" calcext:value-type="string">
            <text:p>Steel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2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KUMU 80000 Piggyback wagon</text:p>
          </table:table-cell>
          <table:table-cell table:style-name="ce11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SA 1000 Super Piggyback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 table:number-columns-repeated="1021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KOKI 9300 or CHIKI 5000 Marine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KORA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111"/>
          <table:table-cell table:style-name="ce111" office:value-type="string" calcext:value-type="string">
            <text:p>2 axle conts 6/8?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table:number-columns-repeated="1016"/>
        </table:table-row>
        <table:table-row table:style-name="ro1">
          <table:table-cell table:style-name="ce95" office:value-type="string" calcext:value-type="string">
            <text:p>KOMU 1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111" table:number-columns-repeated="1021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111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111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111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/>
          <table:table-cell table:style-name="ce111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table:number-columns-repeated="1016"/>
        </table:table-row>
        <table:table-row table:style-name="ro1">
          <table:table-cell table:style-name="ce98" office:value-type="string" calcext:value-type="string">
            <text:p>KOKI 106 Marine Container Wagon</text:p>
          </table:table-cell>
          <table:table-cell/>
          <table:table-cell table:style-name="ce111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table:number-columns-repeated="1016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111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KOKI 71 Car Rack</text:p>
          </table:table-cell>
          <table:table-cell/>
          <table:table-cell table:style-name="ce120"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KU Car Transporter</text:p>
          </table:table-cell>
          <table:table-cell/>
          <table:table-cell table:style-name="ce120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30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SA 5700 Gas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AKI 5450 Chemical Tanker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string" calcext:value-type="string">
            <text:p>85 (75)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85 (75)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110 (95)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ry tankers (maybe bunc with covered hoppers?)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73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 table:number-columns-repeated="3"/>
          <table:table-cell office:value-type="string" calcext:value-type="string">
            <text:p>Modify hoki1000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HOKI 8800 Covered Hopper</text:p>
          </table:table-cell>
          <table:table-cell table:number-columns-repeated="3"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OMU 20000 Open Wagon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90000 Bulk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50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900 Open Wagon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100 Meta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1000 Coi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HI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 </text:p>
          </table:table-cell>
          <table:table-cell/>
          <table:table-cell table:style-name="ce111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CHISA 1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CHIKI 1000</text:p>
          </table:table-cell>
          <table:table-cell table:style-name="Default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table:number-columns-repeated="1016"/>
        </table:table-row>
        <table:table-row table:style-name="ro1">
          <table:table-cell table:style-name="ce42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3000</text:p>
          </table:table-cell>
          <table:table-cell/>
          <table:table-cell table:style-name="ce111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CHISA 16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5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 10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CHIKI 900</text:p>
          </table:table-cell>
          <table:table-cell/>
          <table:table-cell table:style-name="ce111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/>
          <table:table-cell table:style-name="ce111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table:style-name="ce42" office:value-type="string" calcext:value-type="string">
            <text:p>CHIKI 7000</text:p>
          </table:table-cell>
          <table:table-cell/>
          <table:table-cell table:style-name="ce111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string" calcext:value-type="string">
            <text:p>75 (100)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HIKI 800 Schnabel Car</text:p>
          </table:table-cell>
          <table:table-cell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92"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number-columns-repeated="3" table:default-cell-style-name="Default"/>
        <table:table-column table:style-name="co1" table:default-cell-style-name="ce52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23:26:47.1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6-03T01:21:51.324000000</dc:date>
    <meta:editing-duration>P57DT23H30M36S</meta:editing-duration>
    <meta:editing-cycles>83</meta:editing-cycles>
    <meta:generator>LibreOffice/7.0.3.1$Windows_X86_64 LibreOffice_project/d7547858d014d4cf69878db179d326fc3483e082</meta:generator>
    <meta:document-statistic meta:table-count="4" meta:cell-count="1510" meta:object-count="0"/>
  </office:meta>
</office:document-meta>
</file>